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5" svg:font-family="Arial"/>
    <style:font-face style:name="OpenSymbol" svg:font-family="OpenSymbol"/>
    <style:font-face style:name="Arial2"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4" svg:font-family="Arial"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Title" style:master-page-name="Portrait_2c__20_3_2f_4_22__20_margins">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t.py and split.py</text:p>
      <text:p text:style-name="Subtitle"><text:a xlink:type="simple" xlink:href="mailto:someonesdad1@gmail.com" text:style-name="Internet_20_link" text:visited-style-name="Visited_20_Internet_20_Link">someonesdad1@gmail.com</text:a> 29 Jun 2021</text:p>
      <text:p text:style-name="Text_20_body">A few decades ago it was common to have to package software deliveries to people in chunks, due to reasons like slow network connections, having to deliver on floppy disks, or other reasons. <text:s/>The two scripts <text:span text:style-name="Code">cat.py</text:span> and <text:span text:style-name="Code">split.py</text:span> can do this task for you should you need it. <text:s/>Here's an example of use.</text:p>
      <text:p text:style-name="Text_20_body">Suppose you have a file <text:span text:style-name="Code">myfile.big</text:span> that you want to distribute to customers. <text:s/>The <text:span text:style-name="Code">split.py</text:span> script can split this file into chunks of a desired size. <text:s/>You send these chunks to customers along with the <text:span text:style-name="Code">cat.py</text:span> script and the hash file, which I'll discuss shortly. <text:s/>The customer uses a python installation to recreate the original <text:span text:style-name="Code">myfile.big</text:span> file that you wanted to send them. <text:s/>Here's the process you'd use:</text:p>
      <text:p text:style-name="Code_20_end">python split.py 1 myfile.big.chunks. myfile.big &gt;myfile.big.hashes</text:p>
      <text:p text:style-name="Text_20_body">This splits <text:span text:style-name="Code">myfile.big</text:span> into file chunks that are 1 MB in size; as an example, <text:span text:style-name="Code">ls -l</text:span>produced:</text:p>
      <text:p text:style-name="Code">-rw-r--r-- 1 me None 5505538 Nov 16 <text:s/>2019 myfile.big</text:p>
      <text:p text:style-name="Code">-rw-r--r-- 1 me None 1000000 Jun 29 12:16 myfile.big.chunks.0</text:p>
      <text:p text:style-name="Code">-rw-r--r-- 1 me None 1000000 Jun 29 12:16 myfile.big.chunks.1</text:p>
      <text:p text:style-name="Code">-rw-r--r-- 1 me None 1000000 Jun 29 12:16 myfile.big.chunks.2</text:p>
      <text:p text:style-name="Code">-rw-r--r-- 1 me None 1000000 Jun 29 12:16 myfile.big.chunks.3</text:p>
      <text:p text:style-name="Code">-rw-r--r-- 1 me None 1000000 Jun 29 12:16 myfile.big.chunks.4</text:p>
      <text:p text:style-name="Code">-rw-r--r-- 1 me None <text:s/>505538 Jun 29 12:16 myfile.big.chunks.5</text:p>
      <text:p text:style-name="Code_20_end">-rw-r--r-- 1 me None <text:s text:c="4"/>393 Jun 29 12:16 myfile.hashes</text:p>
      <text:p text:style-name="Text_20_body">The contents of the hash file are</text:p>
      <text:p text:style-name="Code">SHA1 hashes for each file:</text:p>
      <text:p text:style-name="Code">9a93b3864f32a73914fbcc3a47907c405f0ef17c myfile.big.chunks.0</text:p>
      <text:p text:style-name="Code">a035c563952d2d4ee804da9d77dd5fb8621de9a0 myfile.big.chunks.1</text:p>
      <text:p text:style-name="Code">82cd3b2e3a6230136f53fc8031e827518f5d57ad myfile.big.chunks.2</text:p>
      <text:p text:style-name="Code">57b904f170bc6488a8555e421102d869f27ebb1d myfile.big.chunks.3</text:p>
      <text:p text:style-name="Code">9e4fb3fe457b0cc87838969fb796bc5c6328c38b myfile.big.chunks.4</text:p>
      <text:p text:style-name="Code_20_end">97204d26ec3c9eba51795d0a57c43199d4c12ed6 myfile.big.chunks.5</text:p>
      <text:p text:style-name="Text_20_body">The customer is sent each of the <text:span text:style-name="Code">myfile.big.chunks.*</text:span> files along with the <text:span text:style-name="Code">myfile.hashes</text:span> file. <text:s/>He runs the command </text:p>
      <text:p text:style-name="Code_20_end">python cat.py -f myfile.hashes myfile.big.recreated</text:p>
      <text:p text:style-name="Text_20_body">The <text:span text:style-name="Code">myfile.big.recreated</text:span> file will be identical to the original <text:span text:style-name="Code">myfile.big</text:span> file, which can be verified with any hashing t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5" svg:font-family="Arial"/>
    <style:font-face style:name="OpenSymbol" svg:font-family="OpenSymbol"/>
    <style:font-face style:name="Arial2"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4"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fo:font-weight="normal"/>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5"/>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5" style:font-size-complex="12pt" style:font-style-complex="italic"/>
    </style:style>
    <style:style style:name="Index" style:family="paragraph" style:parent-style-name="Standard" style:class="index">
      <style:paragraph-properties text:number-lines="false" text:line-number="0"/>
      <style:text-properties style:font-name-complex="Arial5"/>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e6e6e6">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0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0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0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fo:background-color="transparent">
        <style:background-image/>
      </style:paragraph-properties>
      <style:text-properties fo:font-size="11pt"/>
    </style:style>
    <style:style style:name="Code" style:family="paragraph" style:parent-style-name="Standard">
      <style:paragraph-properties fo:margin-left="10.16mm" fo:margin-right="0mm" fo:margin-top="0mm" fo:margin-bottom="0mm" fo:text-indent="0mm" style:auto-text-indent="false"/>
      <style:text-properties fo:color="#333366" style:font-name="Lucida Console" fo:font-size="10pt" fo:language="zxx" fo:country="none"/>
    </style:style>
    <style:style style:name="Code_20_end" style:display-name="Code end" style:family="paragraph" style:parent-style-name="Code" style:next-style-name="Text_20_body">
      <style:paragraph-properties fo:margin-top="0mm" fo:margin-bottom="1.52mm" fo:background-color="transparent">
        <style:background-image/>
      </style:paragraph-properties>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transparent"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next-style-name="Text_20_body" style:class="text">
      <style:paragraph-properties fo:margin-left="12.7mm" fo:margin-right="0mm" fo:margin-top="0mm" fo:margin-bottom="1.52mm" fo:text-indent="0mm" style:auto-text-indent="false"/>
    </style:style>
    <style:style style:name="xx_20_Needs_20_attention"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7.62mm" fo:margin-right="0mm" fo:text-indent="0mm" style:auto-text-indent="false"/>
      <style:text-properties fo:color="#000080" fo:font-style="italic"/>
    </style:style>
    <style:style style:name="Quotations" style:family="paragraph" style:parent-style-name="Standard" style:class="html">
      <style:paragraph-properties fo:margin-left="10mm" fo:margin-right="10mm" fo:margin-top="0mm" fo:margin-bottom="4.99mm" fo:text-indent="0mm" style:auto-text-indent="false"/>
    </style:style>
    <style:style style:name="Update_20_applied" style:display-name="Update applied" style:family="paragraph" style:parent-style-name="Text_20_body">
      <style:paragraph-properties fo:background-color="#eaffea" style:shadow="none">
        <style:background-image/>
      </style:paragraph-properties>
    </style:style>
    <style:style style:name="Text_20_body_2c__20_no_20_spell_20_check" style:display-name="Text body, no spell check" style:family="paragraph" style:parent-style-name="Text_20_body">
      <style:text-properties fo:language="zxx" fo:country="none"/>
    </style:style>
    <style:style style:name="Text_20_body_2c__20_no_20_space_20_after_2c__20_no_20_spell" style:display-name="Text body, no space after, no spell" style:family="paragraph" style:parent-style-name="Text_20_body_2c__20_no_20_space_20_after">
      <style:text-properties fo:language="zxx" fo:country="none"/>
    </style:style>
    <style:style style:name="Example" style:family="paragraph" style:parent-style-name="Text_20_body">
      <style:paragraph-properties fo:margin-left="11.99mm" fo:margin-right="0mm" fo:text-indent="0mm" style:auto-text-indent="false" fo:background-color="transparent" fo:padding-left="1.99mm" fo:padding-right="0.49mm" fo:padding-top="0.49mm" fo:padding-bottom="0.49mm" fo:border-left="0.71mm solid #cccccc" fo:border-right="none" fo:border-top="none" fo:border-bottom="none" style:shadow="none">
        <style:background-image/>
      </style:paragraph-properties>
    </style:style>
    <style:style style:name="Code_2c__20_no_20_spelling" style:display-name="Code, no spelling" style:family="paragraph" style:parent-style-name="Code"/>
    <style:style style:name="Code_20_end_2c__20_no_20_spelling" style:display-name="Code end, no spelling" style:family="paragraph" style:parent-style-name="Code_20_end"/>
    <style:style style:name="Aside_2c__20_smaller_20_font" style:display-name="Aside, smaller font" style:family="paragraph" style:parent-style-name="Aside">
      <style:text-properties style:font-size-rel="-1pt"/>
    </style:style>
    <style:style style:name="Addressee" style:family="paragraph" style:parent-style-name="Standard" style:class="extra">
      <style:paragraph-properties fo:margin-top="0mm" fo:margin-bottom="1.06mm" text:number-lines="false" text:line-number="0"/>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Table" style:family="paragraph" style:parent-style-name="Caption" style:class="extra">
      <style:paragraph-properties fo:text-align="center" style:justify-single-word="false"/>
      <style:text-properties fo:font-style="normal" fo:font-weight="bold"/>
    </style:style>
    <style:style style:name="Indented_2c__20_no_20_space_20_after" style:display-name="Indented, no space after" style:family="paragraph" style:parent-style-name="Indented">
      <style:paragraph-properties fo:margin-top="0mm" fo:margin-bottom="0mm"/>
    </style:style>
    <style:style style:name="Abstract" style:family="paragraph" style:parent-style-name="Text_20_body" style:master-page-name="">
      <style:paragraph-properties fo:margin-left="10mm" fo:margin-right="4.99mm" fo:text-indent="0mm" style:auto-text-indent="false" style:page-number="auto"/>
      <style:text-properties fo:font-style="italic"/>
    </style:style>
    <style:style style:name="Abstract_2c__20_no_20_space_20_after" style:display-name="Abstract, no space after" style:family="paragraph" style:parent-style-name="Abstract">
      <style:paragraph-properties fo:margin-top="0mm" fo:margin-bottom="0mm"/>
    </style:style>
    <style:style style:name="Book_20_title" style:display-name="Book title" style:family="text" style:parent-style-name="Default_2c__20_custom">
      <style:text-properties fo:font-style="italic"/>
    </style:style>
    <style:style style:name="Code" style:family="text" style:parent-style-name="Default_2c__20_custom">
      <style:text-properties fo:color="#333366" style:font-name="Lucida Console" fo:font-size="11pt" fo:language="zxx" fo:country="none"/>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oblique"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fo:color="#b2b2b2" style:font-name="DejaVu Sans" fo:font-size="9pt" fo:background-color="transparent"/>
    </style:style>
    <style:style style:name="xx_20__28_Needs_20_attention_29_" style:display-name="xx (Needs attention)" style:family="text">
      <style:text-properties style:font-name="Arial" fo:font-size="11pt" fo:font-weight="normal" fo:background-color="#ffff99"/>
    </style:style>
    <style:style style:name="Example_20_header" style:display-name="Example header" style:family="text">
      <style:text-properties style:font-name="Arial1" fo:font-size="11pt" fo:font-style="italic" fo:font-weight="bold"/>
    </style:style>
    <style:style style:name="SI_20_unit" style:display-name="SI unit" style:family="text">
      <style:text-properties style:font-name="DejaVu Serif" fo:font-size="11pt" fo:font-weight="normal"/>
    </style:style>
    <style:style style:name="SI_20_unit_2c__20_extra-visible" style:display-name="SI unit, extra-visible" style:family="text" style:parent-style-name="SI_20_unit">
      <style:text-properties fo:color="#ffffff" fo:letter-spacing="normal" style:text-underline-style="none" fo:font-weight="bold" fo:background-color="#560072"/>
    </style:style>
    <style:style style:name="Reference" style:family="text">
      <style:text-properties fo:color="#005900" style:font-name="Arial3" fo:font-size="11pt" fo:language="zxx" fo:country="none" fo:font-style="italic" fo:font-weight="normal"/>
    </style:style>
    <style:style style:name="Code_2c__20_smaller_20_font" style:display-name="Code, smaller font" style:family="text" style:parent-style-name="Code">
      <style:text-properties style:font-size-rel="-1pt" fo:background-color="transparent"/>
    </style:style>
    <style:style style:name="Default_2c__20_no_20_spell_20_check" style:display-name="Default, no spell check" style:family="text" style:parent-style-name="Default_2c__20_custom">
      <style:text-properties fo:language="zxx" fo:country="none"/>
    </style:style>
    <style:style style:name="URL" style:family="text">
      <style:text-properties fo:color="#000080" style:font-name="Arial" fo:font-size="11pt" fo:language="zxx" fo:country="none" style:text-underline-style="solid" style:text-underline-width="auto" style:text-underline-color="font-color" fo:font-weight="normal" style:language-asian="zxx" style:country-asian="none" style:language-complex="zxx" style:country-complex="none"/>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fo:font-family="StarSymbol" style:font-charset="x-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2"/>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2"/>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9.98mm" fo:margin-left="14.99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10mm" fo:margin-left="20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10mm" fo:margin-left="24.99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10mm" fo:margin-left="30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10mm" fo:margin-left="35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10mm" fo:margin-left="40.01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10mm" fo:margin-left="45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10mm" fo:margin-left="50.01m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fo:text-indent="-10mm" fo:margin-left="55m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fo:text-indent="-10mm" fo:margin-left="60.01mm"/>
        </style:list-level-properties>
        <style:text-properties fo:font-family="StarSymbol" style:font-charset="x-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5T10:27:34.346889504</meta:creation-date>
    <meta:generator>OpenOffice/4.1.6$Win32 OpenOffice.org_project/416m1$Build-9790</meta:generator>
    <meta:editing-duration>P0D</meta:editing-duration>
    <meta:editing-cycles>1</meta:editing-cycles>
    <meta:document-statistic meta:table-count="0" meta:image-count="0" meta:object-count="0" meta:page-count="1" meta:paragraph-count="25" meta:word-count="298" meta:character-count="2096"/>
    <meta:template xlink:type="simple" xlink:actuate="onRequest" xlink:title="Normal" xlink:href="../Normal.ott" meta:date="2014-12-28T08:19:31.36"/>
  </office:meta>
</office:document-meta>
</file>